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Palatino Linotype" svg:font-family="'Palatino Linotype'" style:font-family-generic="roman" style:font-pitch="variable"/>
    <style:font-face style:name="Roman" svg:font-family="Roma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c8ec" officeooo:paragraph-rsid="0016c8ec"/>
    </style:style>
    <style:style style:name="P2" style:family="paragraph" style:parent-style-name="Standard">
      <style:text-properties style:font-name="Roman" officeooo:rsid="0016c8ec" officeooo:paragraph-rsid="0016c8ec"/>
    </style:style>
    <style:style style:name="P3" style:family="paragraph" style:parent-style-name="Standard">
      <style:text-properties style:font-name="Arial" officeooo:rsid="0016c8ec" officeooo:paragraph-rsid="0016c8ec"/>
    </style:style>
    <style:style style:name="P4" style:family="paragraph" style:parent-style-name="Standard">
      <style:text-properties style:font-name="Palatino Linotype" officeooo:rsid="0016c8ec" officeooo:paragraph-rsid="0016c8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oman font with no named style.</text:p>
      <text:p text:style-name="Preformatted_20_Text">Roman font with Preformatted Text named style.</text:p>
      <text:p text:style-name="Preformatted_20_Text">Default font with Preformatted Text named style.</text:p>
      <text:p text:style-name="P3">Arial font with no named style.</text:p>
      <text:p text:style-name="MyParaStyle">Arial font with MyParaStyle named style.</text:p>
      <text:p text:style-name="MyParaStyle">Default font with MyParaStyle named style.</text:p>
      <text:p text:style-name="P4">Palatino Linotype with no named style.</text:p>
      <text:p text:style-name="P4"><text:span text:style-name="MyCharStyle">Palatino Linotype with MyCharStyle named style.</text:span></text:p>
      <text:p text:style-name="P1"><text:span text:style-name="MyCharStyle">Default font with MyCharStyle named sty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Palatino Linotype" svg:font-family="'Palatino Linotype'" style:font-family-generic="roman" style:font-pitch="variable"/>
    <style:font-face style:name="Roman" svg:font-family="Roma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MyParaStyle" style:family="paragraph" style:parent-style-name="Standard">
      <style:paragraph-properties style:writing-mode="page"/>
      <style:text-properties style:font-name="Arial Black" fo:font-family="'Arial Black'" style:font-style-name="Regular" style:font-family-generic="swiss" style:font-pitch="variable" fo:font-weight="900" officeooo:rsid="0016c8ec"/>
    </style:style>
    <style:style style:name="MyCharStyle" style:family="text">
      <style:text-properties fo:color="#3333ff" style:font-name="DejaVu Sans Mono" fo:font-family="'DejaVu Sans Mono'" style:font-style-name="Book" style:font-family-generic="modern" style:font-pitch="fixed" fo:language="zxx" fo:country="none" officeooo:rsid="0016c8ec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51S</meta:editing-duration>
    <meta:editing-cycles>3</meta:editing-cycles>
    <meta:generator>LibreOffice/5.1.0.3$Windows_x86 LibreOffice_project/5e3e00a007d9b3b6efb6797a8b8e57b51ab1f737</meta:generator>
    <dc:date>2016-07-29T14:17:12.745000000</dc:date>
    <meta:document-statistic meta:table-count="0" meta:image-count="0" meta:object-count="0" meta:page-count="1" meta:paragraph-count="9" meta:word-count="56" meta:character-count="365" meta:non-whitespace-character-count="318"/>
    <meta:user-defined meta:name="Info 1"/>
    <meta:user-defined meta:name="Info 2"/>
    <meta:user-defined meta:name="Info 3"/>
    <meta:user-defined meta:name="Info 4"/>
  </office:meta>
</office:document-meta>
</file>